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09153" officeooo:paragraph-rsid="0010915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bold" officeooo:rsid="001291a4" officeooo:paragraph-rsid="001291a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59755" officeooo:paragraph-rsid="0015975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9153" officeooo:paragraph-rsid="00109153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24b48" officeooo:paragraph-rsid="00124b48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291a4" officeooo:paragraph-rsid="001291a4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291a4" officeooo:paragraph-rsid="001291a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291a4" officeooo:paragraph-rsid="001291a4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462a4" officeooo:paragraph-rsid="001462a4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59755" officeooo:paragraph-rsid="0015975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59755" officeooo:paragraph-rsid="00159755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style="normal" fo:font-weight="bold" officeooo:rsid="00159755" officeooo:paragraph-rsid="00159755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1597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uby Hashes</text:p>
      <text:p text:style-name="P4"/>
      <text:p text:style-name="P1">Creating Hashes</text:p>
      <text:list xml:id="list3559504712" text:style-name="L1">
        <text:list-item>
          <text:p text:style-name="P5">The most basic way to create a hash is the <text:span text:style-name="T1">hash literal</text:span><text:span text:style-name="T2"> of curly braces { }.</text:span></text:p>
          <text:list>
            <text:list-item>
              <text:p text:style-name="P6"><text:span text:style-name="T2">ex. </text:span><text:span text:style-name="T1">my_hash = {</text:span></text:p>
              <text:list>
                <text:list-header>
                  <text:p text:style-name="P6"><text:span text:style-name="T1"><text:s text:c="2"/>"a random word" =&gt; "ahoy"</text:span></text:p>
                  <text:p text:style-name="P6"><text:span text:style-name="T1"><text:s text:c="2"/>"an array" =&gt; [1,2,3]</text:span></text:p>
                  <text:p text:style-name="P6"><text:span text:style-name="T1">}</text:span></text:p>
                </text:list-header>
              </text:list>
            </text:list-item>
          </text:list>
        </text:list-item>
        <text:list-item>
          <text:p text:style-name="P5"><text:span text:style-name="T2">Each hash can have any number of key:value pairs. Key:value pairs are associated with a special operator, the </text:span><text:span text:style-name="T3">hash rocket: =&gt;</text:span></text:p>
        </text:list-item>
        <text:list-item>
          <text:p text:style-name="P6"><text:span text:style-name="T2">Creating a hash can be done with the </text:span><text:span text:style-name="T1">#new</text:span><text:span text:style-name="T2"> method on the </text:span><text:span text:style-name="T1">Hash</text:span><text:span text:style-name="T2"> class as well.</text:span></text:p>
          <text:list>
            <text:list-item>
              <text:p text:style-name="P6"><text:span text:style-name="T2">ex. </text:span><text:span text:style-name="T1">my_hash = Hash.new</text:span></text:p>
            </text:list-item>
          </text:list>
        </text:list-item>
        <text:list-item>
          <text:p text:style-name="P7">Hashes can take in most types of data: numbers, constants, symbols, etc..</text:p>
        </text:list-item>
      </text:list>
      <text:p text:style-name="P8"/>
      <text:p text:style-name="P2">Accessing Values</text:p>
      <text:list xml:id="list2562675278" text:style-name="L2">
        <text:list-item>
          <text:p text:style-name="P9">Accessing values in a hash can be done the same way you access elements in an array. You call the hash's value by the key.</text:p>
          <text:list>
            <text:list-item>
              <text:p text:style-name="P9">ex. <text:span text:style-name="T1">my_hash["a random word"]</text:span></text:p>
            </text:list-item>
          </text:list>
        </text:list-item>
        <text:list-item>
          <text:p text:style-name="P9">Accessing a key that doesn't exist will return <text:span text:style-name="T1">nil.</text:span> If an error is wanted, use the method <text:span text:style-name="T1">#fetch</text:span><text:span text:style-name="T4"> which will display a KeyError if the key:value pair is not found.</text:span></text:p>
          <text:list>
            <text:list-item>
              <text:p text:style-name="P10">The <text:span text:style-name="T1">#fetch</text:span> method can also take in a default value to return if the key:value pair is not found.</text:p>
              <text:list>
                <text:list-item>
                  <text:p text:style-name="P10">ex. <text:span text:style-name="T1">my_hash.fetch("a number", 0)</text:span></text:p>
                </text:list-item>
              </text:list>
            </text:list-item>
          </text:list>
        </text:list-item>
      </text:list>
      <text:p text:style-name="P11"><text:span text:style-name="T1"/></text:p>
      <text:p text:style-name="P3">Adding and Changing Data</text:p>
      <text:list xml:id="list1056854560" text:style-name="L3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9" meta:word-count="191" meta:character-count="958" meta:non-whitespace-character-count="796"/>
  </office:meta>
</office:document-meta>
</file>